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T1" style:family="text">
      <style:text-properties fo:background-color="#ff000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384_125356324"/><text:span text:style-name="T2">Profundidade de campo</text:span> <text:span text:style-name="T1">( colocar fotos do manual do fcci )</text:span></text:p>
      <text:list xml:id="list855164295" text:style-name="L1">
        <text:list-item>
          <text:list>
            <text:list-header>
              <text:p text:style-name="P5"><text:bookmark-end text:name="__DdeLink__1384_125356324"/></text:p>
            </text:list-header>
          </text:list>
        </text:list-item>
      </text:list>
      <text:p text:style-name="P3">A profundidade de campo define quanto os objeto “próximos“ do <text:span text:style-name="T2">foco principal</text:span> da foto estarão focados também.</text:p>
      <text:p text:style-name="P3"/>
      <text:p text:style-name="P3">Ela é chamada de DOF ( vem de “depth of field” ou profundidade de campo em inglês).</text:p>
      <text:p text:style-name="P3"/>
      <text:p text:style-name="P3">Um DOF maior significa que mais coisas atrás e à frente do seu foco principal também <text:s/>ficarão definidas.</text:p>
      <text:p text:style-name="P3"/>
      <text:p text:style-name="P3">Um DOF menor significa que tudo que estiver atrás ou à frente do seu foco principal ficará com menor definição.</text:p>
      <text:p text:style-name="P3"/>
      <text:p text:style-name="P3">Foto de exemplo</text:p>
      <text:p text:style-name="P3"/>
      <text:p text:style-name="P3">xxxxxxxxx</text:p>
      <text:p text:style-name="P3"/>
      <text:p text:style-name="P4">Como podemos controlar a profundidade de campo.</text:p>
      <text:p text:style-name="P3"/>
      <text:p text:style-name="P3">Dois fatores principais influenciam na profundidade de campo:</text:p>
      <text:p text:style-name="P3"/>
      <text:p text:style-name="P3">Abertura</text:p>
      <text:p text:style-name="P3"/>
      <text:p text:style-name="P3">Aberturas maiores (como f/1.8) diminuem a profundidade de campo. Aberturas menores</text:p>
      <text:p text:style-name="P3">(como f/22) aumentam a profundidade de campo.</text:p>
      <text:p text:style-name="P3"/>
      <text:p text:style-name="P3">Proximidade com o objeto</text:p>
      <text:p text:style-name="P3"/>
      <text:p text:style-name="P3">Quanto mais próximo você estiver do objeto fotografado, menor será o DOF. Usando a mesma abertura, uma foto tirada mais de perto terá um DOF menor do que uma foto tirada mais afastada.</text:p>
      <text:p text:style-name="P3"/>
      <text:p text:style-name="P3">Foto de exemplo </text:p>
      <text:p text:style-name="P3"/>
      <text:p text:style-name="P3">xxxxxxxxx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4-02-07T11:05:44" text:fixed="true">07/02/14</text:date> Hora - <text:time style:data-style-name="N41" text:time-value="2014-02-07T11:05:45.99" text:fixed="true">11:05:46</text:time> Pag -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9:19:52</meta:creation-date>
    <dc:date>2014-02-10T13:34:41</dc:date>
    <meta:editing-duration>PT1M51S</meta:editing-duration>
    <meta:editing-cycles>8</meta:editing-cycles>
    <meta:generator>LibreOffice/3.5$Linux_X86_64 LibreOffice_project/165a79a-7059095-e13bb37-fef39a4-9503d18</meta:generator>
    <dc:creator>falcao </dc:creator>
    <meta:document-statistic meta:table-count="0" meta:image-count="0" meta:object-count="0" meta:page-count="1" meta:paragraph-count="17" meta:word-count="171" meta:character-count="1004" meta:non-whitespace-character-count="848"/>
  </office:meta>
</office:document-meta>
</file>